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text-properties officeooo:rsid="00157648" officeooo:paragraph-rsid="00157648"/>
    </style:style>
    <style:style style:name="P2" style:family="paragraph" style:parent-style-name="Standard">
      <style:text-properties officeooo:rsid="001627a7" officeooo:paragraph-rsid="00162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做事之前，先蒐集並整理好所有資料</text:p>
      <text:p text:style-name="P1">2.工欲善其事，必先利其器：EDGE, PDFGEAR, AI MANAGEMENT</text:p>
      <text:p text:style-name="P2">3.不要直接埋頭苦幹，先列出所有要完成的事項，排定好schedule或表格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22:42:42.269470300</meta:creation-date>
    <dc:date>2026-03-20T23:28:20.821309800</dc:date>
    <meta:editing-duration>PT1M42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3" meta:word-count="64" meta:character-count="98" meta:non-whitespace-character-count="95"/>
  </office:meta>
</office:document-meta>
</file>